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01" svg:stroke-width="0.019cm" svg:stroke-color="#75ab24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.29cm" fo:min-width="0.458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02" svg:stroke-width="0.019cm" svg:stroke-color="#008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03" svg:stroke-width="0.019cm" svg:stroke-color="#008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04" svg:stroke-width="0.019cm" svg:stroke-color="#008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05" svg:stroke-width="0.019cm" svg:stroke-color="#008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06" svg:stroke-width="0.019cm" svg:stroke-color="#008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07" svg:stroke-width="0.019cm" svg:stroke-color="#008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952cm" svg:height="1.687cm" svg:x="10.1cm" svg:y="14.29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078cm" svg:height="0.077cm" svg:x="10.502cm" svg:y="15.68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" draw:layer="layout" svg:width="0.075cm" svg:height="0.075cm" svg:x="11.575cm" svg:y="15.69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1" draw:layer="layout" svg:width="0.078cm" svg:height="0.075cm" svg:x="11.033cm" svg:y="14.74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ellipse draw:style-name="gr5" draw:text-style-name="P2" draw:layer="layout" svg:width="0.999cm" svg:height="0.997cm" svg:x="10.574cm" svg:y="13.79cm" draw:kind="arc" draw:start-angle="241.09" draw:end-angle="299.3">
            <text:p/>
          </draw:ellipse>
          <draw:ellipse draw:style-name="gr6" draw:text-style-name="P2" draw:layer="layout" svg:width="1.001cm" svg:height="1.003cm" svg:x="9.606cm" svg:y="15.465cm" draw:kind="arc" draw:start-angle="358.12" draw:end-angle="59.64">
            <text:p/>
          </draw:ellipse>
          <draw:ellipse draw:style-name="gr7" draw:text-style-name="P2" draw:layer="layout" svg:width="1.006cm" svg:height="1.004cm" svg:x="11.545cm" svg:y="15.465cm" draw:kind="arc" draw:start-angle="119.78" draw:end-angle="181.84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31:10.255797181</meta:creation-date>
    <dc:date>2018-02-26T13:31:26.193301084</dc:date>
    <meta:editing-duration>PT16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